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ambria" svg:font-family="Cambria, serif"/>
    <style:font-face style:name="Georgia" svg:font-family="Georgia, Cambria, 'Times New Roman', Times, serif"/>
    <style:font-face style:name="Lohit Devanagari1" svg:font-family="'Lohit Devanagari'"/>
    <style:font-face style:name="Trebuchet MS" svg:font-family="'Trebuchet MS',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3cd30" officeooo:paragraph-rsid="0013cd30"/>
    </style:style>
    <style:style style:name="P2" style:family="paragraph" style:parent-style-name="Standard">
      <style:text-properties officeooo:rsid="0015969a" officeooo:paragraph-rsid="0015969a"/>
    </style:style>
    <style:style style:name="P3" style:family="paragraph" style:parent-style-name="Standard">
      <style:text-properties officeooo:rsid="00172370" officeooo:paragraph-rsid="00172370"/>
    </style:style>
    <style:style style:name="P4" style:family="paragraph" style:parent-style-name="Standard">
      <style:text-properties officeooo:rsid="00184d7b" officeooo:paragraph-rsid="00184d7b"/>
    </style:style>
    <style:style style:name="P5" style:family="paragraph" style:parent-style-name="Standard">
      <style:text-properties officeooo:rsid="001a2007" officeooo:paragraph-rsid="001a2007"/>
    </style:style>
    <style:style style:name="P6" style:family="paragraph" style:parent-style-name="Standard">
      <style:text-properties officeooo:rsid="001ac552" officeooo:paragraph-rsid="001ac552"/>
    </style:style>
    <style:style style:name="P7" style:family="paragraph" style:parent-style-name="Standard">
      <style:text-properties officeooo:rsid="001b564e" officeooo:paragraph-rsid="001b564e"/>
    </style:style>
    <style:style style:name="P8" style:family="paragraph" style:parent-style-name="Standard">
      <style:text-properties officeooo:rsid="001bdb8b" officeooo:paragraph-rsid="001bdb8b"/>
    </style:style>
    <style:style style:name="P9" style:family="paragraph" style:parent-style-name="Standard">
      <style:text-properties officeooo:rsid="001c84bf" officeooo:paragraph-rsid="001c84bf"/>
    </style:style>
    <style:style style:name="P10" style:family="paragraph" style:parent-style-name="Standard">
      <style:text-properties officeooo:rsid="001f2efd" officeooo:paragraph-rsid="001f2efd"/>
    </style:style>
    <style:style style:name="P11" style:family="paragraph" style:parent-style-name="Standard">
      <style:text-properties officeooo:rsid="0020bf75" officeooo:paragraph-rsid="0020bf75"/>
    </style:style>
    <style:style style:name="P12" style:family="paragraph" style:parent-style-name="Standard">
      <style:text-properties style:text-underline-style="none" officeooo:rsid="0020bf75" officeooo:paragraph-rsid="0020bf75"/>
    </style:style>
    <style:style style:name="P13" style:family="paragraph" style:parent-style-name="Standard">
      <style:text-properties style:text-underline-style="none" officeooo:rsid="0020bf75" officeooo:paragraph-rsid="0020f460"/>
    </style:style>
    <style:style style:name="P14" style:family="paragraph" style:parent-style-name="Standard">
      <style:text-properties style:text-underline-style="none" officeooo:rsid="0020f460" officeooo:paragraph-rsid="0020f460"/>
    </style:style>
    <style:style style:name="P15" style:family="paragraph" style:parent-style-name="Standard">
      <style:text-properties officeooo:rsid="0020f460" officeooo:paragraph-rsid="0020f460"/>
    </style:style>
    <style:style style:name="P16" style:family="paragraph" style:parent-style-name="Standard">
      <style:text-properties officeooo:rsid="0020f460" officeooo:paragraph-rsid="0021dc7b"/>
    </style:style>
    <style:style style:name="P17" style:family="paragraph" style:parent-style-name="Standard">
      <style:text-properties officeooo:rsid="0021dc7b" officeooo:paragraph-rsid="0021dc7b"/>
    </style:style>
    <style:style style:name="P18" style:family="paragraph" style:parent-style-name="Standard">
      <style:text-properties officeooo:rsid="0023bfda" officeooo:paragraph-rsid="0023bfda"/>
    </style:style>
    <style:style style:name="P19" style:family="paragraph" style:parent-style-name="Standard">
      <style:text-properties officeooo:rsid="0023bfda" officeooo:paragraph-rsid="0036ad57"/>
    </style:style>
    <style:style style:name="P20" style:family="paragraph" style:parent-style-name="Standard">
      <style:text-properties fo:font-variant="normal" fo:text-transform="none" fo:color="#2f2f2f" style:font-name="Georgia" fo:font-size="12.75pt" fo:letter-spacing="normal" fo:font-style="normal" fo:font-weight="normal" officeooo:rsid="0023bfda" officeooo:paragraph-rsid="0023bfda"/>
    </style:style>
    <style:style style:name="P21" style:family="paragraph" style:parent-style-name="Standard">
      <style:text-properties fo:font-variant="normal" fo:text-transform="none" fo:color="#2f2f2f" style:font-name="Georgia" fo:font-size="12.75pt" fo:letter-spacing="normal" fo:font-style="normal" fo:font-weight="normal" officeooo:rsid="002c371d" officeooo:paragraph-rsid="002c371d"/>
    </style:style>
    <style:style style:name="P22" style:family="paragraph" style:parent-style-name="Standard">
      <style:text-properties fo:font-variant="normal" fo:text-transform="none" fo:color="#2f2f2f" style:font-name="Georgia" fo:font-size="12.75pt" fo:letter-spacing="normal" fo:font-style="normal" fo:font-weight="normal" officeooo:rsid="003c9407" officeooo:paragraph-rsid="003c9407"/>
    </style:style>
    <style:style style:name="P23" style:family="paragraph" style:parent-style-name="Standard">
      <style:text-properties fo:font-variant="normal" fo:text-transform="none" fo:color="#242729" style:font-name="Arial" fo:font-size="11.25pt" fo:letter-spacing="normal" fo:font-style="normal" fo:font-weight="normal" officeooo:rsid="0023bfda" officeooo:paragraph-rsid="0023bfda"/>
    </style:style>
    <style:style style:name="P24" style:family="paragraph" style:parent-style-name="Standard">
      <style:text-properties officeooo:rsid="002a8b37" officeooo:paragraph-rsid="002a8b37"/>
    </style:style>
    <style:style style:name="P25" style:family="paragraph" style:parent-style-name="Standard">
      <style:text-properties officeooo:rsid="002b6cea" officeooo:paragraph-rsid="002b6cea"/>
    </style:style>
    <style:style style:name="P26" style:family="paragraph" style:parent-style-name="Standard">
      <style:text-properties officeooo:paragraph-rsid="002b6cea"/>
    </style:style>
    <style:style style:name="P27" style:family="paragraph" style:parent-style-name="Standard">
      <style:text-properties officeooo:rsid="002d69ab" officeooo:paragraph-rsid="002d69ab"/>
    </style:style>
    <style:style style:name="P28" style:family="paragraph" style:parent-style-name="Standard">
      <style:text-properties officeooo:rsid="002d69ab" officeooo:paragraph-rsid="002ecc2b"/>
    </style:style>
    <style:style style:name="P29" style:family="paragraph" style:parent-style-name="Standard">
      <style:text-properties officeooo:rsid="002d69ab" officeooo:paragraph-rsid="0030288b"/>
    </style:style>
    <style:style style:name="P30" style:family="paragraph" style:parent-style-name="Standard">
      <style:text-properties officeooo:rsid="0031e1a3" officeooo:paragraph-rsid="0031e1a3"/>
    </style:style>
    <style:style style:name="P31" style:family="paragraph" style:parent-style-name="Standard">
      <style:text-properties officeooo:rsid="0032d867" officeooo:paragraph-rsid="0032d867"/>
    </style:style>
    <style:style style:name="P32" style:family="paragraph" style:parent-style-name="Standard">
      <style:text-properties officeooo:rsid="0032d867" officeooo:paragraph-rsid="00362bd8"/>
    </style:style>
    <style:style style:name="P33" style:family="paragraph" style:parent-style-name="Standard">
      <style:text-properties officeooo:rsid="00335479" officeooo:paragraph-rsid="00335479"/>
    </style:style>
    <style:style style:name="P34" style:family="paragraph" style:parent-style-name="Standard">
      <style:text-properties officeooo:rsid="0034d7c5" officeooo:paragraph-rsid="0034d7c5"/>
    </style:style>
    <style:style style:name="P35" style:family="paragraph" style:parent-style-name="Standard">
      <style:text-properties officeooo:rsid="0036ad57" officeooo:paragraph-rsid="0036ad57"/>
    </style:style>
    <style:style style:name="P36" style:family="paragraph" style:parent-style-name="Standard">
      <style:text-properties officeooo:rsid="00380011" officeooo:paragraph-rsid="00380011"/>
    </style:style>
    <style:style style:name="P37" style:family="paragraph" style:parent-style-name="Standard">
      <style:text-properties officeooo:rsid="002ecc2b" officeooo:paragraph-rsid="002ecc2b"/>
    </style:style>
    <style:style style:name="P38" style:family="paragraph" style:parent-style-name="Standard">
      <style:text-properties officeooo:rsid="002f448b" officeooo:paragraph-rsid="002f448b"/>
    </style:style>
    <style:style style:name="P39" style:family="paragraph" style:parent-style-name="Standard">
      <style:text-properties officeooo:rsid="002f448b" officeooo:paragraph-rsid="0030288b"/>
    </style:style>
    <style:style style:name="P40" style:family="paragraph" style:parent-style-name="Standard">
      <style:text-properties officeooo:rsid="00406cb5" officeooo:paragraph-rsid="00406cb5"/>
    </style:style>
    <style:style style:name="P41" style:family="paragraph" style:parent-style-name="Text_20_body">
      <style:text-properties fo:font-variant="normal" fo:text-transform="none" fo:color="#2f2f2f" style:font-name="Georgia" fo:font-size="12.75pt" fo:letter-spacing="normal" fo:font-style="normal" fo:font-weight="normal" officeooo:rsid="0023bfda" officeooo:paragraph-rsid="0023bfda"/>
    </style:style>
    <style:style style:name="P42" style:family="paragraph" style:parent-style-name="Standard">
      <style:text-properties fo:font-variant="normal" fo:text-transform="none" fo:color="#003399" style:font-name="Trebuchet MS" fo:font-size="12pt" fo:letter-spacing="normal" fo:font-style="normal" fo:font-weight="normal" officeooo:rsid="003e8e9b" officeooo:paragraph-rsid="003e8e9b"/>
    </style:style>
    <style:style style:name="P43" style:family="paragraph" style:parent-style-name="Standard">
      <style:text-properties officeooo:rsid="001b7f25" officeooo:paragraph-rsid="0041d7b0"/>
    </style:style>
    <style:style style:name="P44" style:family="paragraph" style:parent-style-name="Standard">
      <style:text-properties officeooo:rsid="0041d7b0" officeooo:paragraph-rsid="0041d7b0"/>
    </style:style>
    <style:style style:name="P45" style:family="paragraph" style:parent-style-name="Text_20_body" style:list-style-name="L1">
      <style:paragraph-properties fo:orphans="2" fo:widows="2"/>
      <style:text-properties fo:font-variant="normal" fo:text-transform="none" fo:color="#2f2f2f" style:font-name="Georgia" fo:font-size="12.75pt" fo:letter-spacing="normal" fo:font-style="normal" fo:font-weight="normal"/>
    </style:style>
    <style:style style:name="P46" style:family="paragraph" style:parent-style-name="Text_20_body" style:list-style-name="L1">
      <style:paragraph-properties fo:margin-top="0cm" fo:margin-bottom="0cm" loext:contextual-spacing="false" fo:orphans="2" fo:widows="2"/>
      <style:text-properties fo:font-variant="normal" fo:text-transform="none" fo:color="#2f2f2f" style:font-name="Georgia" fo:font-size="12.75pt" fo:letter-spacing="normal" fo:font-style="normal" fo:font-weight="normal"/>
    </style:style>
    <style:style style:name="P47" style:family="paragraph" style:parent-style-name="Text_20_body" style:list-style-name="L1">
      <style:paragraph-properties fo:margin-top="0cm" fo:margin-bottom="0cm" loext:contextual-spacing="false" fo:orphans="2" fo:widows="2"/>
    </style:style>
    <style:style style:name="T1" style:family="text">
      <style:text-properties officeooo:rsid="001c84bf"/>
    </style:style>
    <style:style style:name="T2" style:family="text">
      <style:text-properties officeooo:rsid="001f8eab"/>
    </style:style>
    <style:style style:name="T3" style:family="text">
      <style:text-properties officeooo:rsid="00204370"/>
    </style:style>
    <style:style style:name="T4" style:family="text">
      <style:text-properties style:text-underline-style="none"/>
    </style:style>
    <style:style style:name="T5" style:family="text">
      <style:text-properties style:text-underline-style="none" officeooo:rsid="00245513"/>
    </style:style>
    <style:style style:name="T6" style:family="text">
      <style:text-properties style:text-underline-style="none" officeooo:rsid="0024e3ae"/>
    </style:style>
    <style:style style:name="T7" style:family="text">
      <style:text-properties officeooo:rsid="0020f460"/>
    </style:style>
    <style:style style:name="T8" style:family="text">
      <style:text-properties officeooo:rsid="0021dc7b"/>
    </style:style>
    <style:style style:name="T9" style:family="text">
      <style:text-properties officeooo:rsid="00245513"/>
    </style:style>
    <style:style style:name="T10" style:family="text">
      <style:text-properties officeooo:rsid="00264e71"/>
    </style:style>
    <style:style style:name="T11" style:family="text">
      <style:text-properties fo:font-variant="normal" fo:text-transform="none" fo:color="#2f2f2f" style:font-name="Georgia" fo:font-size="12.75pt" fo:letter-spacing="normal" fo:font-style="normal" fo:font-weight="normal"/>
    </style:style>
    <style:style style:name="T12" style:family="text">
      <style:text-properties fo:font-variant="normal" fo:text-transform="none" fo:color="#0000ee" style:text-line-through-style="none" style:text-line-through-type="none" style:font-name="Georgia" fo:font-size="12.75pt" fo:letter-spacing="normal" fo:font-style="normal" style:text-underline-style="none" fo:font-weight="normal" style:text-blinking="false"/>
    </style:style>
    <style:style style:name="T13" style:family="text">
      <style:text-properties fo:font-variant="normal" fo:text-transform="none" fo:color="#222635" style:font-name="Cambria" fo:font-size="14.25pt" fo:letter-spacing="normal" fo:font-style="normal" fo:font-weight="normal"/>
    </style:style>
    <style:style style:name="T14" style:family="text">
      <style:text-properties fo:font-variant="normal" fo:text-transform="none" fo:color="#000000" style:font-name="Trebuchet MS" fo:font-size="12pt" fo:letter-spacing="normal" fo:font-style="normal" fo:font-weight="normal"/>
    </style:style>
    <style:style style:name="T15" style:family="text">
      <style:text-properties fo:font-variant="normal" fo:text-transform="none" fo:color="#000000" fo:font-size="12pt" fo:letter-spacing="normal" fo:font-style="normal" fo:font-weight="normal"/>
    </style:style>
    <style:style style:name="T16" style:family="text">
      <style:text-properties fo:font-variant="normal" fo:text-transform="none" fo:color="#000000" fo:letter-spacing="normal"/>
    </style:style>
    <style:style style:name="T17" style:family="text">
      <style:text-properties officeooo:rsid="002b6cea"/>
    </style:style>
    <style:style style:name="T18" style:family="text">
      <style:text-properties officeooo:rsid="0030288b"/>
    </style:style>
    <style:style style:name="T19" style:family="text">
      <style:text-properties officeooo:rsid="00335479"/>
    </style:style>
    <style:style style:name="T20" style:family="text">
      <style:text-properties officeooo:rsid="0035b485"/>
    </style:style>
    <style:style style:name="T21" style:family="text">
      <style:text-properties officeooo:rsid="00362bd8"/>
    </style:style>
    <style:style style:name="T22" style:family="text">
      <style:text-properties officeooo:rsid="0036ad57"/>
    </style:style>
    <style:style style:name="T23" style:family="text">
      <style:text-properties officeooo:rsid="0039f01c"/>
    </style:style>
    <style:style style:name="T24" style:family="text">
      <style:text-properties officeooo:rsid="003bb231"/>
    </style:style>
    <style:style style:name="T25" style:family="text">
      <style:text-properties officeooo:rsid="003d16ee"/>
    </style:style>
    <style:style style:name="T26" style:family="text">
      <style:text-properties officeooo:rsid="00434873"/>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Front controller also called dispatcher servlet ...it is already defined by the spring Dev Tools.<text:span text:style-name="T23">It fwds request from server to controller.</text:span></text:p>
      <text:p text:style-name="P1">Web browser----&gt;fromnt controller ----(model)----&gt;controller--(model)---&gt;view pages.</text:p>
      <text:p text:style-name="P1">Contoller contains business logic ....store,retrueve data and place data in model....</text:p>
      <text:p text:style-name="P1">model contains data----strore and retrived data from backend</text:p>
      <text:p text:style-name="P1">view --- displsy data into we browser.. it reads the data from the model ----these are jsp pages</text:p>
      <text:p text:style-name="P2">web.xml---to configure the dispatcher servlet</text:p>
      <text:p text:style-name="P2">when component scanning is done, spring also considers @Controoler , it is inherits from @Component </text:p>
      <text:p text:style-name="P2">@RequestMapping(“”)---for mapping in url---is written for methods </text:p>
      <text:p text:style-name="P3">we can add data to model using </text:p>
      <text:p text:style-name="P3"><text:s text:c="2"/><text:tab/>model.setAttribute(key,value);</text:p>
      <text:p text:style-name="P3"><text:tab/>which can be accessed in view usoing jsp pages as.....${key}</text:p>
      <text:p text:style-name="P3"/>
      <text:p text:style-name="P4">@RequestParam(“name”) String stuName;----this is used to directly receive the info from form with attribute name and bind it to String stuName</text:p>
      <text:p text:style-name="P4"/>
      <text:p text:style-name="P4"/>
      <text:p text:style-name="P5">Hibernate provide ORM(Object Relational Mapping)</text:p>
      <text:p text:style-name="P5">Hibernate is provided abo<text:span text:style-name="T24">ve</text:span> JDBC .It perfoms all low level taks with JDBC and retrive ,store info</text:p>
      <text:p text:style-name="P5"><text:s text:c="2"/>Application----&gt;Hibernate –JDBC-----&gt;Database (flow of hibernate)</text:p>
      <text:p text:style-name="P6">@Entity ---denote it as a class </text:p>
      <text:p text:style-name="P6">@Table(name=””)---for mapping to database </text:p>
      <text:p text:style-name="P6">@Column (name=” “)---for mapping column</text:p>
      <text:p text:style-name="P6">@Id---primary key</text:p>
      <text:p text:style-name="P7">Session Factory ---- to create session objects. Created once used many times</text:p>
      <text:p text:style-name="P7">Session --- for JDBC connection. To store/ retrieve objects .<text:span text:style-name="T2">A single session can be used only once.</text:span></text:p>
      <text:p text:style-name="P7"><text:s/><text:span text:style-name="T3">ie. Same session cannot be used once it is commites. We need to again create session and begin the transaction.</text:span></text:p>
      <text:p text:style-name="P7"/>
      <text:p text:style-name="P9">steps to code using hibernate :</text:p>
      <text:p text:style-name="P9"/>
      <text:p text:style-name="P8"><text:span text:style-name="T1">First </text:span>We need to create objects for class</text:p>
      <text:p text:style-name="P8">Begin the transaction ------<text:span text:style-name="T1">( session.beginTransaction() )</text:span></text:p>
      <text:p text:style-name="P8">save the transaction------<text:span text:style-name="T1">(session.save(object))</text:span></text:p>
      <text:p text:style-name="P8">commit the transcation-----<text:span text:style-name="T1">(session.getTransaction().commit() )</text:span></text:p>
      <text:p text:style-name="P8"/>
      <text:p text:style-name="P10">@GeneratedValue(strategy=GenerationType.IdDENTITY) ---- is used for auto incrementing a particular column </text:p>
      <text:p text:style-name="P10"/>
      <text:p text:style-name="P11">Student stu=sesssion.get(Student.class,primarykey<text:span text:style-name="T4"> value ); ---this would retrieve the content of the particular primarykey</text:span></text:p>
      <text:p text:style-name="P12"><text:s/></text:p>
      <text:p text:style-name="P12">get multiple rows using the user defined query </text:p>
      <text:p text:style-name="P12">List&lt;Student&gt; theStudent = <text:span text:style-name="T7">session.createQuery(“from Student s where s.last=’xyz’ “).getResultList();</text:span></text:p>
      <text:p text:style-name="P14">This woukd store all the columns in the theStudent .</text:p>
      <text:p text:style-name="P14"/>
      <text:p text:style-name="P14">To update the content:</text:p>
      <text:p text:style-name="P13">Student stu=sesssion.get(Student.class,primarykey value );</text:p>
      <text:p text:style-name="P14">stu.setName(“”);</text:p>
      <text:p text:style-name="P14"><text:soft-page-break/>//commit transaction</text:p>
      <text:p text:style-name="P10"/>
      <text:p text:style-name="P15">To update whole table data :</text:p>
      <text:p text:style-name="P15">session.create<text:span text:style-name="T8">Query</text:span>(“update Student set mail=’ ‘”).executeUpdate();</text:p>
      <text:p text:style-name="P15"/>
      <text:p text:style-name="P17">Deleting data :</text:p>
      <text:p text:style-name="P16">session.create<text:span text:style-name="T8">Query</text:span>(“<text:span text:style-name="T8">delete from Student where id=2 “</text:span>).executeUpdate();</text:p>
      <text:p text:style-name="P16"/>
      <text:p text:style-name="P18">Spring-b<text:span text:style-name="T10">o</text:span>ot:</text:p>
      <text:p text:style-name="P18">pom.xml file contains all the m<text:a xlink:type="simple" xlink:href="mailto:----@ComponentScan" text:style-name="Internet_20_link" text:visited-style-name="Visited_20_Internet_20_Link"><text:span text:style-name="T5">n</text:span></text:a>aven dependencies</text:p>
      <text:p text:style-name="P18">@SpringBootApplication<text:span text:style-name="T4"> <text:s/>---- </text:span><text:span text:style-name="T6">@ComponentScan</text:span><text:span text:style-name="T9">, @Configuration,@EnableAutoConfiguration</text:span></text:p>
      <text:p text:style-name="P18"/>
      <text:p text:style-name="P24">SpringApplication class is used to create apllicationContext and register beans and start the embedded tomcat server .</text:p>
      <text:p text:style-name="P25">Conatiner are used to define the objects from the POJO classes.</text:p>
      <text:p text:style-name="P26"><text:span text:style-name="T17">Context are IOC containers used for </text:span><text:span text:style-name="T13">instantiating, configuring, and assembling beans by reading configuration metadata from XML, Java annotations, and/or Java code in the configuration files.</text:span></text:p>
      <text:p text:style-name="P18"/>
      <text:p text:style-name="P23">@Configuration Indicates that a class declares one or more @Bean methods and may be processed by the Spring container to generate bean definitions and service requests for those beans at runtime</text:p>
      <text:p text:style-name="P18"/>
      <text:p text:style-name="P20">with respect to scan-auto-detection, dependency injection for BeanDefinition @Component, @Service, @Repository, @Controller are same.</text:p>
      <text:p text:style-name="P41">@Component – generic and can be used across application.</text:p>
      <text:list xml:id="list1080339935" text:style-name="L1">
        <text:list-item>
          <text:p text:style-name="P46">@Service – annotate classes at service layer level.</text:p>
        </text:list-item>
        <text:list-item>
          <text:p text:style-name="P47"><text:span text:style-name="T11">@Controller – annotate classes at presentation layers level, mainly used in </text:span><text:a xlink:type="simple" xlink:href="https://javapapers.com/spring/spring-mvc-hello-world/" text:style-name="Internet_20_link" text:visited-style-name="Visited_20_Internet_20_Link"><text:span text:style-name="T12">Spring MVC</text:span></text:a><text:span text:style-name="T11">.</text:span></text:p>
        </text:list-item>
        <text:list-item>
          <text:p text:style-name="P45">@Repository – annotate classes at persistence layer, which will act as database repository.</text:p>
        </text:list-item>
      </text:list>
      <text:p text:style-name="P20"/>
      <text:p text:style-name="P22">Repository layer gives access to basic CRUD operation. Where as service layer uses the repository layer.</text:p>
      <text:p text:style-name="P22">Repository : add, update,delete, get</text:p>
      <text:p text:style-name="P22">service :getById(),getByFirstname(),</text:p>
      <text:p text:style-name="P20"/>
      <text:p text:style-name="P20"/>
      <text:p text:style-name="P21">We use @SpringBootApplication which automatically serves the function of @ComponentScan...if we want to use multiple packages for scannning then it can be done as</text:p>
      <text:p text:style-name="P21">@SpringBootApplication(scanBasePackages=”com.xyz.demo”,”org.abc”, ”dir.etc”)</text:p>
      <text:p text:style-name="P27"/>
      <text:p text:style-name="P27">boot load properties from application.properties</text:p>
      <text:p text:style-name="P28">those property values can be accessed using @Value in POJO </text:p>
      <text:p text:style-name="P28"/>
      <text:p text:style-name="P37"><text:soft-page-break/>In boot ,hibernate is the default implemetation of JPA</text:p>
      <text:p text:style-name="P37">Entity-Manager is similar to SessionFactory</text:p>
      <text:p text:style-name="P28"/>
      <text:p text:style-name="P28"><text:span text:style-name="T14">The job of </text:span><text:span text:style-name="T15">@Controller</text:span><text:span text:style-name="T16"> </text:span><text:span text:style-name="T14">is to create a Map of the model object and find a view but </text:span><text:span text:style-name="T15">@RestController</text:span><text:span text:style-name="T16"> </text:span><text:span text:style-name="T14">simply returns the object and object data is directly written into HTTP response as JSON or XML.<text:line-break/></text:span></text:p>
      <text:p text:style-name="P42">@RestController----&gt;@Controller + @ResponseBody</text:p>
      <text:p text:style-name="P28"/>
      <text:p text:style-name="P38">For ORM mapping we need to use hibernate,iBatis,TopLink ,etc. If we use hibernate at presesnt and wnat to sgift to iBatis in future then there would ab problem due to difference in the specifaction and implementations among them . So all these are build on JPA standards so that they can be shifted or modified when required.</text:p>
      <text:p text:style-name="P38">What is use of Hibernate when we have JPA ?</text:p>
      <text:p text:style-name="P39">As said JPA is only a specification , to implememt it we need tools like Hibernate.</text:p>
      <text:p text:style-name="P29"/>
      <text:p text:style-name="P29"/>
      <text:p text:style-name="P29"><text:span text:style-name="T18">Web---&gt;RestController----&gt;Service----&gt;DAO------&gt;Database</text:span> </text:p>
      <text:p text:style-name="P18"/>
      <text:p text:style-name="P18"/>
      <text:p text:style-name="P30">JPA can be implemented using native Hibernate---<text:span text:style-name="T19">(create session using Entity Manager)</text:span>, standard JPA APIs ----<text:span text:style-name="T19">(use EntityManager)</text:span>, Spring data JPA--<text:span text:style-name="T19">--(extends JPARepository)</text:span></text:p>
      <text:p text:style-name="P30">we can use any of them but it is recommened to use Spring data JPA where we can use this easily for all kind of objects. We dont need to write the DAO and implement the DAO ,instead we can directly extend the interface</text:p>
      <text:p text:style-name="P30"><text:tab/> JPARepository&lt;T,dataType of primary key&gt;.</text:p>
      <text:p text:style-name="P31">And all other methods can be obtained easily now. <text:span text:style-name="T25">@Transactional can be ignored.</text:span></text:p>
      <text:p text:style-name="P31"/>
      <text:p text:style-name="P31">When using spring data JPA </text:p>
      <text:p text:style-name="P31"><text:s text:c="4"/>web ----&gt;rest controller----&gt;repository(spring data JPA)----&gt;database</text:p>
      <text:p text:style-name="P31"/>
      <text:p text:style-name="P34">So if we use spring data JPA then we need to maintain restController ,(iteface extending JPARepository) Repository, implemantation of Repository ,Student class ,main class are needed to perform tasks.</text:p>
      <text:p text:style-name="P34"/>
      <text:p text:style-name="P34">So to reduce the coding part, we use spring rest jpa</text:p>
      <text:p text:style-name="P34">where we need to inlucde the dependency in the pom.xml , interface extending JPARepository ,main class.</text:p>
      <text:p text:style-name="P34">All the endpoints are provided by default with the default names as <text:span text:style-name="T20">given entity starting with lowercase and adding ‘s’ at the last.</text:span></text:p>
      <text:p text:style-name="P34"/>
      <text:p text:style-name="P34"/>
      <text:p text:style-name="P34">getAll----GET---/students</text:p>
      <text:p text:style-name="P34">insert ---- POST ---/students</text:p>
      <text:p text:style-name="P34">update---PUT----/students/id</text:p>
      <text:p text:style-name="P34">delete---DELETE----/students/id</text:p>
      <text:p text:style-name="P34">getById----GET----/students/id</text:p>
      <text:p text:style-name="P34"/>
      <text:p text:style-name="P31"/>
      <text:p text:style-name="P31">HATEOAS-Hypermedia As The Engine Of Application State </text:p>
      <text:p text:style-name="P32">This is the meta-data for the REST data which is attached at the end of the data.</text:p>
      <text:p text:style-name="P32"><text:s/><text:span text:style-name="T21">Page size,number,no.of.elements,no.of,pages is the meta-data</text:span></text:p>
      <text:p text:style-name="P31"><text:soft-page-break/></text:p>
      <text:p text:style-name="P18"><text:s/><text:span text:style-name="T22">default page sixe=20</text:span></text:p>
      <text:p text:style-name="P35">we can modify it by spring.data.rest.default-page-size=</text:p>
      <text:p text:style-name="P35"/>
      <text:p text:style-name="P35">spring.data.rest.base-path =” ” to change the base-path </text:p>
      <text:p text:style-name="P19"/>
      <text:p text:style-name="P33">@RepositoryRestResource(path=” ”) <text:span text:style-name="T22">must be annotated to the repository to change the default path name</text:span></text:p>
      <text:p text:style-name="P15"/>
      <text:p text:style-name="P35">sorting can be done by</text:p>
      <text:p text:style-name="P35"/>
      <text:p text:style-name="P35">sort=lastname,desc ----to sort by lastname desc</text:p>
      <text:p text:style-name="P35">sort=lastname ----by ascending</text:p>
      <text:p text:style-name="P35"/>
      <text:p text:style-name="P36">Thymeleaf :</text:p>
      <text:p text:style-name="P36"/>
      <text:p text:style-name="P36">web browser-------&gt;spring mvc -----(model)-----&gt;thymeleaf-----&gt;web browser</text:p>
      <text:p text:style-name="P36"/>
      <text:p text:style-name="P36">JSP used only in web environment</text:p>
      <text:p text:style-name="P36">Thymeleaf in both web and non-web (csv ,pdf ) environment</text:p>
      <text:p text:style-name="P36"/>
      <text:p text:style-name="P15"/>
      <text:p text:style-name="P8"/>
      <text:p text:style-name="P40">Spring IOC container---to create java objects from POJO classes.</text:p>
      <text:p text:style-name="P40">2 types : BeanFactory , ApplicationContext </text:p>
      <text:p text:style-name="P40"/>
      <text:p text:style-name="P44">Lombok :<text:span text:style-name="T26">to remove boilerplate coding.</text:span></text:p>
      <text:p text:style-name="P43">@data----@setter,@getter,@toHash,@requiredArgsConstructor , @equals</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ambria" svg:font-family="Cambria, serif"/>
    <style:font-face style:name="Georgia" svg:font-family="Georgia, Cambria, 'Times New Roman', Times, serif"/>
    <style:font-face style:name="Lohit Devanagari1" svg:font-family="'Lohit Devanagari'"/>
    <style:font-face style:name="Trebuchet MS" svg:font-family="'Trebuchet MS',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9T10:11:40.720220887</meta:creation-date>
    <dc:date>2020-04-16T10:39:50.672480471</dc:date>
    <meta:editing-duration>P2DT18H28M43S</meta:editing-duration>
    <meta:editing-cycles>35</meta:editing-cycles>
    <meta:generator>LibreOffice/6.0.7.3$Linux_X86_64 LibreOffice_project/00m0$Build-3</meta:generator>
    <meta:document-statistic meta:table-count="0" meta:image-count="0" meta:object-count="0" meta:page-count="4" meta:paragraph-count="101" meta:word-count="1030" meta:character-count="7195" meta:non-whitespace-character-count="6282"/>
  </office:meta>
</office:document-meta>
</file>